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0800_0000, 6K @0x0100_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 / LIM (2M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2" calcext:value-type="float">
            <text:p>32</text:p>
          </table:table-cell>
          <table:table-cell table:style-name="ce15" table:formula="of:=[.C6]+[.B6]*1024" office:value-type="float" office:value="134225920" calcext:value-type="float">
            <text:p>134225920</text:p>
          </table:table-cell>
          <table:table-cell table:style-name="ce24" table:formula="of:=CONCATENATE(&quot;0x&quot;;DEC2HEX([.C7]))" office:value-type="string" office:string-value="0x8002000" calcext:value-type="string">
            <text:p>0x80020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7]+[.B7]*1024" office:value-type="float" office:value="134258688" calcext:value-type="float">
            <text:p>134258688</text:p>
          </table:table-cell>
          <table:table-cell table:style-name="ce24" table:formula="of:=CONCATENATE(&quot;0x&quot;;DEC2HEX([.C8]))" office:value-type="string" office:string-value="0x800A000" calcext:value-type="string">
            <text:p>0x800A000</text:p>
          </table:table-cell>
          <table:table-cell table:style-name="ce24"/>
          <table:table-cell table:style-name="ce28" table:formula="of:= IF( AND( INT(LOG([.B8];2))=LOG([.B8];2); INT([.C8]/[.B8])=[.C8]/[.B8]); &quot;&quot;; MOD([.C8];[.B8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8]+[.B8]*1024" office:value-type="float" office:value="134266880" calcext:value-type="float">
            <text:p>134266880</text:p>
          </table:table-cell>
          <table:table-cell table:style-name="ce24" table:formula="of:=CONCATENATE(&quot;0x&quot;;DEC2HEX([.C9]))" office:value-type="string" office:string-value="0x800C000" calcext:value-type="string">
            <text:p>0x800C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9]+[.B9]*1024" office:value-type="float" office:value="134275072" calcext:value-type="float">
            <text:p>134275072</text:p>
          </table:table-cell>
          <table:table-cell table:style-name="ce24" table:formula="of:=CONCATENATE(&quot;0x&quot;;DEC2HEX([.C10]))" office:value-type="string" office:string-value="0x800E000" calcext:value-type="string">
            <text:p>0x800E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0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E51 DTIM (8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4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28" table:formula="of:= IF( AND( INT(LOG([.B14];2))=LOG([.B14];2); INT([.C14]/[.B14])=[.C14]/[.B14]); &quot;&quot;; MOD([.C14];[.B14]))" office:value-type="float" office:value="4" calcext:value-type="float">
            <text:p>4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4:.B14])" office:value-type="float" office:value="6" calcext:value-type="float">
            <text:p>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LIM (2M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C10]+[.B10]*1024" office:value-type="float" office:value="134283264" calcext:value-type="float">
            <text:p>134283264</text:p>
          </table:table-cell>
          <table:table-cell table:style-name="ce24" table:formula="of:=CONCATENATE(&quot;0x&quot;;DEC2HEX([.C18]))" office:value-type="string" office:string-value="0x8010000" calcext:value-type="string">
            <text:p>0x80100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8]+[.B18]*1024" office:value-type="float" office:value="134287360" calcext:value-type="float">
            <text:p>134287360</text:p>
          </table:table-cell>
          <table:table-cell table:style-name="ce24" table:formula="of:=CONCATENATE(&quot;0x&quot;;DEC2HEX([.C19]))" office:value-type="string" office:string-value="0x8011000" calcext:value-type="string">
            <text:p>0x80110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9]+[.B19]*1024" office:value-type="float" office:value="134291456" calcext:value-type="float">
            <text:p>134291456</text:p>
          </table:table-cell>
          <table:table-cell table:style-name="ce24" table:formula="of:=CONCATENATE(&quot;0x&quot;;DEC2HEX([.C20]))" office:value-type="string" office:string-value="0x8012000" calcext:value-type="string">
            <text:p>0x8012000</text:p>
          </table:table-cell>
          <table:table-cell table:style-name="ce24"/>
          <table:table-cell table:style-name="ce28" table:formula="of:= IF( AND( INT(LOG([.B20];2))=LOG([.B20];2); INT([.C20]/[.B20])=[.C20]/[.B20]); &quot;&quot;; MOD([.C20];[.B20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4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0]+[.B20]*1024" office:value-type="float" office:value="134295552" calcext:value-type="float">
            <text:p>134295552</text:p>
          </table:table-cell>
          <table:table-cell table:style-name="ce24" table:formula="of:=CONCATENATE(&quot;0x&quot;;DEC2HEX([.C21]))" office:value-type="string" office:string-value="0x8013000" calcext:value-type="string">
            <text:p>0x8013000</text:p>
          </table:table-cell>
          <table:table-cell table:style-name="ce24"/>
          <table:table-cell table:style-name="ce28" table:formula="of:= IF( AND( INT(LOG([.B21];2))=LOG([.B21];2); INT([.C21]/[.B21])=[.C21]/[.B21]); &quot;&quot;; MOD([.C21];[.B21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8:.B21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4:51:44.231471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0-09-18T15:30:18.964415399</dc:date>
    <meta:editing-cycles>32</meta:editing-cycles>
    <meta:editing-duration>PT4H12M54S</meta:editing-duration>
    <meta:generator>LibreOffice/6.1.5.2$Linux_X86_64 LibreOffice_project/10$Build-2</meta:generator>
    <meta:document-statistic meta:table-count="1" meta:cell-count="70" meta:object-count="0"/>
  </office:meta>
</office:document-meta>
</file>